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ниамание! Пропавшие дети !<text:line-break/><text:line-break/>В городе Денвич пропали 2 ребенка : 8 летняя Сююзен и 10 летний Джереми . Как сообщает их мать дети вышли погулять после обеда , однако после того , как прошло несколько часов , а дети не отвечали миссис Джонсон обратилась к соседям , которые сообщили , как они видели Сьюзен и Джереми бегущими в сторону леса. На сегодняшний день ведется активный поиск детей . Всех , кто располагает какой — либо информацией , просим сообщить по телефону : <text:span text:style-name="T1">8(800)-228-13-77.</text:span></text:p>
      <text:p text:style-name="P1">В СССР на выборах в 9 раз победил Жмышенко Валерий Альбертович<text:span text:style-name="T1">!</text:span></text:p>
      <text:p text:style-name="P1">На выбо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17M56S</meta:editing-duration>
    <meta:editing-cycles>3</meta:editing-cycles>
    <meta:generator>OpenOffice/4.1.5$Win32 OpenOffice.org_project/415m1$Build-9789</meta:generator>
    <dc:date>2019-02-08T21:28:30.11</dc:date>
    <meta:document-statistic meta:table-count="0" meta:image-count="0" meta:object-count="0" meta:page-count="1" meta:paragraph-count="3" meta:word-count="97" meta:character-count="561"/>
    <meta:user-defined meta:name="Info 1"/>
    <meta:user-defined meta:name="Info 2"/>
    <meta:user-defined meta:name="Info 3"/>
    <meta:user-defined meta:name="Info 4"/>
  </office:meta>
</office:document-meta>
</file>